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40e98" officeooo:paragraph-rsid="00140e98"/>
    </style:style>
    <style:style style:name="P2" style:family="paragraph" style:parent-style-name="Standard">
      <style:paragraph-properties fo:text-align="justify" style:justify-single-word="false"/>
      <style:text-properties officeooo:rsid="00140e98" officeooo:paragraph-rsid="00140e98"/>
    </style:style>
    <style:style style:name="P3" style:family="paragraph" style:parent-style-name="Standard">
      <style:paragraph-properties fo:text-align="justify" style:justify-single-word="false"/>
      <style:text-properties officeooo:rsid="00149de0" officeooo:paragraph-rsid="00149de0"/>
    </style:style>
    <style:style style:name="P4" style:family="paragraph" style:parent-style-name="Standard">
      <style:paragraph-properties fo:text-align="justify" style:justify-single-word="false"/>
      <style:text-properties officeooo:rsid="00166b1e" officeooo:paragraph-rsid="00166b1e"/>
    </style:style>
    <style:style style:name="P5" style:family="paragraph" style:parent-style-name="Standard">
      <style:paragraph-properties fo:text-align="justify" style:justify-single-word="false"/>
      <style:text-properties officeooo:rsid="001795dd" officeooo:paragraph-rsid="001795d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6b1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 Parte 3</text:p>
      <text:p text:style-name="P1"/>
      <text:p text:style-name="P2">Caso todos los individuos activos.</text:p>
      <text:p text:style-name="P2">Habría que implementar en el algoritmo una función que pregunte antes del inicio de la propagación de la enfermedad si todos los individuos están contagiados, si lo están entonces no se inicia la propagación, pues no hay personas sanas a quienes infectar.</text:p>
      <text:p text:style-name="P2"/>
      <text:p text:style-name="P3">Caso varios individuos <text:span text:style-name="T1">Activos </text:span>o <text:span text:style-name="T1">Latentes</text:span><text:span text:style-name="T2"> </text:span></text:p>
      <text:p text:style-name="P3"><text:span text:style-name="T2">En lugar de propagar la enfermedad con un solo vértice deberíase iniciar una propagación para una lista de vértices infectados.</text:span></text:p>
      <text:p text:style-name="P3"><text:span text:style-name="T2">Podemos suponer que </text:span><text:span text:style-name="T3">existe </text:span><text:span text:style-name="T2">una intensidad de contagio diferente entre los infectados, es decir algunos pueden estar en una etapa de alta capacidad de contagiar y otros en una etapa más leve.</text:span></text:p>
      <text:p text:style-name="P3"><text:span text:style-name="T2">Esto puede traducirse a que de la lista de contagiados los primeros que podrían empezar a contagiar serían </text:span><text:span text:style-name="T3">los primeros de la lista.</text:span></text:p>
      <text:p text:style-name="P4"><text:span text:style-name="T2">Entonces el primer vértice que empiece a infectar sería el que está posicionado en el primer lugar de la lista, éste infectará solo a sus vecinos sanos, luego el segundo en la lista hará lo mismo con sus vecinos sanos y así hasta que el último vértice de lalista infecte a sus vecinos.</text:span></text:p>
      <text:p text:style-name="P5"><text:span text:style-name="T2">Luego se repetiría la misma historia para la lista de hijos infectados en la primera propagación de aquellos infectados, y así sucesivamente hasta que no haya más vértices sanos para infectar.</text:span></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0T22:49:06.758122099</meta:creation-date>
    <dc:date>2015-08-30T22:59:24.858584001</dc:date>
    <meta:editing-duration>PT10M16S</meta:editing-duration>
    <meta:editing-cycles>4</meta:editing-cycles>
    <meta:generator>LibreOffice/4.4.4.3$Linux_X86_64 LibreOffice_project/40m0$Build-3</meta:generator>
    <meta:document-statistic meta:table-count="0" meta:image-count="0" meta:object-count="0" meta:page-count="1" meta:paragraph-count="9" meta:word-count="216" meta:character-count="1276" meta:non-whitespace-character-count="1068"/>
  </office:meta>
</office:document-meta>
</file>